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cm" fo:margin-bottom="0.3cm"/>
    </style:style>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7" style:family="paragraph" style:parent-style-name="Footer">
      <style:paragraph-properties>
        <style:tab-stops>
          <style:tab-stop style:position="7.62cm" style:type="center"/>
          <style:tab-stop style:position="16.51cm" style:type="right"/>
        </style:tab-stops>
      </style:paragraph-properties>
    </style:style>
    <style:style style:name="P8" style:family="paragraph" style:parent-style-name="Footer">
      <style:paragraph-properties>
        <style:tab-stops>
          <style:tab-stop style:position="7.223cm"/>
        </style:tab-stops>
      </style:paragraph-properties>
    </style:style>
    <style:style style:name="P9"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0" style:family="paragraph" style:parent-style-name="Contents_20_4">
      <style:paragraph-properties>
        <style:tab-stops>
          <style:tab-stop style:position="17.59cm" style:type="right" style:leader-style="dotted" style:leader-text="."/>
        </style:tab-stops>
      </style:paragraph-properties>
    </style:style>
    <style:style style:name="P11" style:family="paragraph" style:parent-style-name="Contents_20_3">
      <style:paragraph-properties>
        <style:tab-stops>
          <style:tab-stop style:position="17.59cm" style:type="right" style:leader-style="dotted" style:leader-text="."/>
        </style:tab-stops>
      </style:paragraph-properties>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59cm" style:type="right" style:leader-style="dotted" style:leader-text="."/>
        </style:tab-stops>
      </style:paragraph-properties>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L3"/>
    <style:style style:name="P17" style:family="paragraph" style:parent-style-name="Standard">
      <style:paragraph-properties fo:margin-top="0cm" fo:margin-bottom="0cm"/>
    </style:style>
    <style:style style:name="P18" style:family="paragraph" style:parent-style-name="Standard">
      <style:paragraph-properties fo:margin-top="0cm" fo:margin-bottom="0cm" fo:line-height="100%"/>
    </style:style>
    <style:style style:name="P19" style:family="paragraph" style:parent-style-name="Standard">
      <style:paragraph-properties fo:margin-top="0cm" fo:margin-bottom="0.3cm"/>
    </style:style>
    <style:style style:name="P20" style:family="paragraph" style:parent-style-name="Standard">
      <style:paragraph-properties fo:margin-top="0cm" fo:margin-bottom="0.3cm" fo:line-height="100%"/>
    </style:style>
    <style:style style:name="P21" style:family="paragraph" style:parent-style-name="Heading_20_1" style:master-page-name="First_20_Page">
      <style:paragraph-properties style:page-number="auto"/>
    </style:style>
    <style:style style:name="P22" style:family="paragraph">
      <style:paragraph-properties style:writing-mode="lr-tb"/>
    </style:style>
    <style:style style:name="P23"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position="33% 80%"/>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969903776" text:id="ct969903776">
          <text:insertion>
            <office:change-info>
              <dc:creator>David Harris</dc:creator>
              <dc:date>2013-01-23T00:47:00</dc:date>
            </office:change-info>
          </text:insertion>
        </text:changed-region>
        <text:changed-region xml:id="ct244830192" text:id="ct244830192">
          <text:insertion>
            <office:change-info>
              <dc:creator>David Harris</dc:creator>
              <dc:date>2013-01-23T00:49:00</dc:date>
            </office:change-info>
          </text:insertion>
        </text:changed-region>
        <text:changed-region xml:id="ct244777840" text:id="ct244777840">
          <text:deletion>
            <office:change-info>
              <dc:creator>David Harris</dc:creator>
              <dc:date>2013-01-23T00:51:00</dc:date>
            </office:change-info>
            <text:p text:style-name="Standard">b</text:p>
          </text:deletion>
        </text:changed-region>
        <text:changed-region xml:id="ct697373440" text:id="ct697373440">
          <text:insertion>
            <office:change-info>
              <dc:creator>David Harris</dc:creator>
              <dc:date>2013-01-23T00:51:00</dc:date>
            </office:change-info>
          </text:insertion>
        </text:changed-region>
        <text:changed-region xml:id="ct697567104" text:id="ct697567104">
          <text:insertion>
            <office:change-info>
              <dc:creator>David Harris</dc:creator>
              <dc:date>2013-01-23T00:52:00</dc:date>
            </office:change-info>
          </text:insertion>
        </text:changed-region>
        <text:changed-region xml:id="ct245209952" text:id="ct245209952">
          <text:deletion>
            <office:change-info>
              <dc:creator>David Harris</dc:creator>
              <dc:date>2013-01-23T00:52:00</dc:date>
            </office:change-info>
            <text:p text:style-name="Standard">C</text:p>
          </text:deletion>
        </text:changed-region>
        <text:changed-region xml:id="ct697547712" text:id="ct697547712">
          <text:insertion>
            <office:change-info>
              <dc:creator>David Harris</dc:creator>
              <dc:date>2013-01-23T00:52:00</dc:date>
            </office:change-info>
          </text:insertion>
        </text:changed-region>
        <text:changed-region xml:id="ct549410352" text:id="ct549410352">
          <text:deletion>
            <office:change-info>
              <dc:creator>David Harris</dc:creator>
              <dc:date>2013-01-23T00:52:00</dc:date>
            </office:change-info>
            <text:p text:style-name="Standard">to</text:p>
          </text:deletion>
        </text:changed-region>
        <text:changed-region xml:id="ct239633760" text:id="ct239633760">
          <text:insertion>
            <office:change-info>
              <dc:creator>David Harris</dc:creator>
              <dc:date>2013-01-23T00:54:00</dc:date>
            </office:change-info>
          </text:insertion>
        </text:changed-region>
        <text:changed-region xml:id="ct969217264" text:id="ct969217264">
          <text:insertion>
            <office:change-info>
              <dc:creator>David Harris</dc:creator>
              <dc:date>2013-01-23T00:55:00</dc:date>
            </office:change-info>
          </text:insertion>
        </text:changed-region>
        <text:changed-region xml:id="ct245184480" text:id="ct245184480">
          <text:insertion>
            <office:change-info>
              <dc:creator>David Harris</dc:creator>
              <dc:date>2013-01-23T00:56:00</dc:date>
            </office:change-info>
          </text:insertion>
        </text:changed-region>
        <text:changed-region xml:id="ct81562992" text:id="ct81562992">
          <text:deletion>
            <office:change-info>
              <dc:creator>David Harris</dc:creator>
              <dc:date>2013-01-23T00:56:00</dc:date>
            </office:change-info>
            <text:p text:style-name="Standard">there</text:p>
          </text:deletion>
        </text:changed-region>
        <text:changed-region xml:id="ct81430288" text:id="ct81430288">
          <text:insertion>
            <office:change-info>
              <dc:creator>David Harris</dc:creator>
              <dc:date>2013-01-23T00:56:00</dc:date>
            </office:change-info>
          </text:insertion>
        </text:changed-region>
        <text:changed-region xml:id="ct239315824" text:id="ct239315824">
          <text:insertion>
            <office:change-info>
              <dc:creator>David Harris</dc:creator>
              <dc:date>2013-01-23T00:58:00</dc:date>
            </office:change-info>
          </text:insertion>
        </text:changed-region>
        <text:changed-region xml:id="ct251957104" text:id="ct251957104">
          <text:insertion>
            <office:change-info>
              <dc:creator>David Harris</dc:creator>
              <dc:date>2013-01-23T00:58:00</dc:date>
            </office:change-info>
          </text:insertion>
        </text:changed-region>
        <text:changed-region xml:id="ct251750496" text:id="ct251750496">
          <text:insertion>
            <office:change-info>
              <dc:creator>David Harris</dc:creator>
              <dc:date>2013-01-23T00:58:00</dc:date>
            </office:change-info>
          </text:insertion>
        </text:changed-region>
        <text:changed-region xml:id="ct562489920" text:id="ct562489920">
          <text:insertion>
            <office:change-info>
              <dc:creator>David Harris</dc:creator>
              <dc:date>2013-01-23T00:59:00</dc:date>
            </office:change-info>
          </text:insertion>
        </text:changed-region>
        <text:changed-region xml:id="ct698182848" text:id="ct698182848">
          <text:insertion>
            <office:change-info>
              <dc:creator>David Harris</dc:creator>
              <dc:date>2013-01-23T00:59:00</dc:date>
            </office:change-info>
          </text:insertion>
        </text:changed-region>
        <text:changed-region xml:id="ct244838784" text:id="ct244838784">
          <text:insertion>
            <office:change-info>
              <dc:creator>David Harris</dc:creator>
              <dc:date>2013-01-23T01:00:00</dc:date>
            </office:change-info>
          </text:insertion>
        </text:changed-region>
        <text:changed-region xml:id="ct252233872" text:id="ct252233872">
          <text:insertion>
            <office:change-info>
              <dc:creator>David Harris</dc:creator>
              <dc:date>2013-01-23T00:59:00</dc:date>
            </office:change-info>
          </text:insertion>
        </text:changed-region>
        <text:changed-region xml:id="ct78679824" text:id="ct78679824">
          <text:insertion>
            <office:change-info>
              <dc:creator>David Harris</dc:creator>
              <dc:date>2013-01-23T00:59:00</dc:date>
            </office:change-info>
          </text:insertion>
        </text:changed-region>
        <text:changed-region xml:id="ct244909984" text:id="ct244909984">
          <text:insertion>
            <office:change-info>
              <dc:creator>David Harris</dc:creator>
              <dc:date>2013-01-23T00:59:00</dc:date>
            </office:change-info>
          </text:insertion>
        </text:changed-region>
        <text:changed-region xml:id="ct698324192" text:id="ct698324192">
          <text:insertion>
            <office:change-info>
              <dc:creator>David Harris</dc:creator>
              <dc:date>2013-01-23T00:59:00</dc:date>
            </office:change-info>
          </text:insertion>
        </text:changed-region>
        <text:changed-region xml:id="ct244349152" text:id="ct244349152">
          <text:deletion>
            <office:change-info>
              <dc:creator>David Harris</dc:creator>
              <dc:date>2013-01-23T01:04:00</dc:date>
            </office:change-info>
            <text:p text:style-name="P1"/>
            <text:p text:style-name="Standard"/>
          </text:deletion>
        </text:changed-region>
        <text:changed-region xml:id="ct251946608" text:id="ct251946608">
          <text:deletion>
            <office:change-info>
              <dc:creator>David Harris</dc:creator>
              <dc:date>2013-01-23T00:59:00</dc:date>
            </office:change-info>
            <text:p text:style-name="Standard"/>
            <text:p text:style-name="Standard"/>
          </text:deletion>
        </text:changed-region>
        <text:changed-region xml:id="ct462393248" text:id="ct462393248">
          <text:insertion>
            <office:change-info>
              <dc:creator>David Harris</dc:creator>
              <dc:date>2013-01-23T00:59:00</dc:date>
            </office:change-info>
          </text:insertion>
        </text:changed-region>
        <text:changed-region xml:id="ct697595344" text:id="ct697595344">
          <text:insertion>
            <office:change-info>
              <dc:creator>David Harris</dc:creator>
              <dc:date>2013-01-23T00:59:00</dc:date>
            </office:change-info>
          </text:insertion>
        </text:changed-region>
        <text:changed-region xml:id="ct81429776" text:id="ct81429776">
          <text:insertion>
            <office:change-info>
              <dc:creator>David Harris</dc:creator>
              <dc:date>2013-01-23T00:59:00</dc:date>
            </office:change-info>
          </text:insertion>
        </text:changed-region>
        <text:changed-region xml:id="ct245168016" text:id="ct245168016">
          <text:insertion>
            <office:change-info>
              <dc:creator>David Harris</dc:creator>
              <dc:date>2013-01-23T00:59:00</dc:date>
            </office:change-info>
          </text:insertion>
        </text:changed-region>
        <text:changed-region xml:id="ct78750496" text:id="ct78750496">
          <text:insertion>
            <office:change-info>
              <dc:creator>David Harris</dc:creator>
              <dc:date>2013-01-23T00:59:00</dc:date>
            </office:change-info>
          </text:insertion>
        </text:changed-region>
        <text:changed-region xml:id="ct244898176" text:id="ct244898176">
          <text:insertion>
            <office:change-info>
              <dc:creator>David Harris</dc:creator>
              <dc:date>2013-01-23T00:59:00</dc:date>
            </office:change-info>
          </text:insertion>
        </text:changed-region>
        <text:changed-region xml:id="ct245081824" text:id="ct245081824">
          <text:insertion>
            <office:change-info>
              <dc:creator>David Harris</dc:creator>
              <dc:date>2013-01-23T00:59:00</dc:date>
            </office:change-info>
          </text:insertion>
        </text:changed-region>
        <text:changed-region xml:id="ct970690304" text:id="ct970690304">
          <text:insertion>
            <office:change-info>
              <dc:creator>David Harris</dc:creator>
              <dc:date>2013-01-23T00:59:00</dc:date>
            </office:change-info>
          </text:insertion>
        </text:changed-region>
        <text:changed-region xml:id="ct698326880" text:id="ct698326880">
          <text:insertion>
            <office:change-info>
              <dc:creator>David Harris</dc:creator>
              <dc:date>2013-01-23T00:59:00</dc:date>
            </office:change-info>
          </text:insertion>
        </text:changed-region>
        <text:changed-region xml:id="ct244902080" text:id="ct244902080">
          <text:insertion>
            <office:change-info>
              <dc:creator>David Harris</dc:creator>
              <dc:date>2013-01-23T01:02:00</dc:date>
            </office:change-info>
          </text:insertion>
        </text:changed-region>
        <text:changed-region xml:id="ct697817744" text:id="ct697817744">
          <text:insertion>
            <office:change-info>
              <dc:creator>David Harris</dc:creator>
              <dc:date>2013-01-23T01:02:00</dc:date>
            </office:change-info>
          </text:insertion>
        </text:changed-region>
        <text:changed-region xml:id="ct462322464" text:id="ct462322464">
          <text:insertion>
            <office:change-info>
              <dc:creator>David Harris</dc:creator>
              <dc:date>2013-01-23T01:02:00</dc:date>
            </office:change-info>
          </text:insertion>
        </text:changed-region>
        <text:changed-region xml:id="ct457535280" text:id="ct457535280">
          <text:insertion>
            <office:change-info>
              <dc:creator>David Harris</dc:creator>
              <dc:date>2013-01-23T01:02:00</dc:date>
            </office:change-info>
          </text:insertion>
        </text:changed-region>
        <text:changed-region xml:id="ct244794800" text:id="ct244794800">
          <text:insertion>
            <office:change-info>
              <dc:creator>David Harris</dc:creator>
              <dc:date>2013-01-23T01:02:00</dc:date>
            </office:change-info>
          </text:insertion>
        </text:changed-region>
        <text:changed-region xml:id="ct969823792" text:id="ct969823792">
          <text:insertion>
            <office:change-info>
              <dc:creator>David Harris</dc:creator>
              <dc:date>2013-01-23T01:02:00</dc:date>
            </office:change-info>
          </text:insertion>
        </text:changed-region>
        <text:changed-region xml:id="ct451946080" text:id="ct451946080">
          <text:insertion>
            <office:change-info>
              <dc:creator>David Harris</dc:creator>
              <dc:date>2013-01-23T01:02:00</dc:date>
            </office:change-info>
          </text:insertion>
        </text:changed-region>
        <text:changed-region xml:id="ct244828400" text:id="ct244828400">
          <text:insertion>
            <office:change-info>
              <dc:creator>David Harris</dc:creator>
              <dc:date>2013-01-23T01:02:00</dc:date>
            </office:change-info>
          </text:insertion>
        </text:changed-region>
        <text:changed-region xml:id="ct978858720" text:id="ct978858720">
          <text:insertion>
            <office:change-info>
              <dc:creator>David Harris</dc:creator>
              <dc:date>2013-01-23T01:02:00</dc:date>
            </office:change-info>
          </text:insertion>
        </text:changed-region>
        <text:changed-region xml:id="ct239252448" text:id="ct239252448">
          <text:insertion>
            <office:change-info>
              <dc:creator>David Harris</dc:creator>
              <dc:date>2013-01-23T01:02:00</dc:date>
            </office:change-info>
          </text:insertion>
        </text:changed-region>
        <text:changed-region xml:id="ct562471552" text:id="ct562471552">
          <text:insertion>
            <office:change-info>
              <dc:creator>David Harris</dc:creator>
              <dc:date>2013-01-23T01:02:00</dc:date>
            </office:change-info>
          </text:insertion>
        </text:changed-region>
        <text:changed-region xml:id="ct969219392" text:id="ct969219392">
          <text:insertion>
            <office:change-info>
              <dc:creator>David Harris</dc:creator>
              <dc:date>2013-01-23T01:02:00</dc:date>
            </office:change-info>
          </text:insertion>
        </text:changed-region>
        <text:changed-region xml:id="ct452757712" text:id="ct452757712">
          <text:insertion>
            <office:change-info>
              <dc:creator>David Harris</dc:creator>
              <dc:date>2013-01-23T01:03:00</dc:date>
            </office:change-info>
          </text:insertion>
        </text:changed-region>
        <text:changed-region xml:id="ct562919808" text:id="ct562919808">
          <text:insertion>
            <office:change-info>
              <dc:creator>David Harris</dc:creator>
              <dc:date>2013-01-23T01:03:00</dc:date>
            </office:change-info>
          </text:insertion>
        </text:changed-region>
        <text:changed-region xml:id="ct245294176" text:id="ct245294176">
          <text:insertion>
            <office:change-info>
              <dc:creator>David Harris</dc:creator>
              <dc:date>2013-01-23T01:03:00</dc:date>
            </office:change-info>
          </text:insertion>
        </text:changed-region>
        <text:changed-region xml:id="ct244794704" text:id="ct244794704">
          <text:insertion>
            <office:change-info>
              <dc:creator>David Harris</dc:creator>
              <dc:date>2013-01-23T01:03:00</dc:date>
            </office:change-info>
          </text:insertion>
        </text:changed-region>
        <text:changed-region xml:id="ct969889696" text:id="ct969889696">
          <text:insertion>
            <office:change-info>
              <dc:creator>David Harris</dc:creator>
              <dc:date>2013-01-23T01:03:00</dc:date>
            </office:change-info>
          </text:insertion>
        </text:changed-region>
        <text:changed-region xml:id="ct698182752" text:id="ct698182752">
          <text:insertion>
            <office:change-info>
              <dc:creator>David Harris</dc:creator>
              <dc:date>2013-01-23T01:03:00</dc:date>
            </office:change-info>
          </text:insertion>
        </text:changed-region>
        <text:changed-region xml:id="ct240066240" text:id="ct240066240">
          <text:insertion>
            <office:change-info>
              <dc:creator>David Harris</dc:creator>
              <dc:date>2013-01-23T01:03:00</dc:date>
            </office:change-info>
          </text:insertion>
        </text:changed-region>
        <text:changed-region xml:id="ct697317712" text:id="ct697317712">
          <text:insertion>
            <office:change-info>
              <dc:creator>David Harris</dc:creator>
              <dc:date>2013-01-23T01:03:00</dc:date>
            </office:change-info>
          </text:insertion>
        </text:changed-region>
        <text:changed-region xml:id="ct245176080" text:id="ct245176080">
          <text:insertion>
            <office:change-info>
              <dc:creator>David Harris</dc:creator>
              <dc:date>2013-01-23T01:03:00</dc:date>
            </office:change-info>
          </text:insertion>
        </text:changed-region>
        <text:changed-region xml:id="ct457535376" text:id="ct457535376">
          <text:insertion>
            <office:change-info>
              <dc:creator>David Harris</dc:creator>
              <dc:date>2013-01-23T01:03:00</dc:date>
            </office:change-info>
          </text:insertion>
        </text:changed-region>
        <text:changed-region xml:id="ct245171680" text:id="ct245171680">
          <text:deletion>
            <office:change-info>
              <dc:creator>David Harris</dc:creator>
              <dc:date>2013-01-23T01:03:00</dc:date>
            </office:change-info>
            <text:p text:style-name="Standard"/>
            <text:p text:style-name="Standard"/>
          </text:deletion>
        </text:changed-region>
        <text:changed-region xml:id="ct452615392" text:id="ct452615392">
          <text:insertion>
            <office:change-info>
              <dc:creator>David Harris</dc:creator>
              <dc:date>2013-01-23T01:0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Introduction</text:h>
      <text:p text:style-name="Standard">This Technical Note contains informative discussion and background for the corresponding “OpenLCB Datagram Transport Specification”. This explanation is not normative in any way.</text:p>
      <text:p text:style-name="Standard">Some wire protocols can support only very short packets/frames, e.g. CAN with a limited header and data payload. OpenLCB needs to be able to move larger chunks of data than that. OpenLCB streaming provides a very large payload, at some cost in setup time and complexity. “Datagrams” move an amount of data in-between “small enough to always be atomic” and “large enough to justify streaming overhead”.</text:p>
      <text:p text:style-name="Standard">The datagram protocol on CAN links uses the same structure as the common protocol, except for the need to split the message into frames.</text:p>
      <text:p text:style-name="Standard">A node may only send one datagram at a time to any given destination node. A node may interleave transmission of datagrams to separate nodes, but this is not recommended because the longer transmission window increases the probability of buffer collisions in recipient nodes.</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h text:style-name="Heading_20_2" text:outline-level="2">References and Context</text:h>
      <text:p text:style-name="Standard">For more information on format and presentation, see: </text:p>
      <text:list xml:id="list6907633824906280997" text:style-name="L1">
        <text:list-item>
          <text:p text:style-name="P14">OpenLCB Common Information Technical Note</text:p>
        </text:list-item>
      </text:list>
      <text:h text:style-name="Heading_20_2" text:outline-level="2"> Message Formats</text:h>
      <text:h text:style-name="Heading_20_3" text:outline-level="3">Datagram Content</text:h>
      <text:p text:style-name="Standard">The datagram length is coded by the transport medium: <text:s/>There is no separate length field in the datagram content itself.</text:p>
      <text:p text:style-name="Standard">The CAN header values are chosen to prevent CAN priority from reordering frames in a way that would damage the transmission. <text:change-start text:change-id="ct969903776"/></text:p>
      <text:p text:style-name="Standard">The general Datagram message is broken into a First frame, one or more Middle frames, and a Last frame. <text:s/>In the degenerate case of a very short message that can fir into one frame, there is also an Only-frame. <text:s/><text:change-end text:change-id="ct969903776"/><text:change-start text:change-id="ct244830192"/>These are described below. <text:s/><text:change-end text:change-id="ct244830192"/></text:p>
      <text:h text:style-name="Heading_20_4" text:outline-level="4"><text:soft-page-break/>CAN-Datagram Content Single Frame</text:h>
      <text:p text:style-name="Standard">Note that zero-length datagrams are valid.</text:p>
      <text:h text:style-name="Heading_20_4" text:outline-level="4">CAN-Datagram Content First Frame</text:h>
      <text:p text:style-name="Standard">Note that there's no requirement that this contain 8 bytes.</text:p>
      <text:h text:style-name="Heading_20_4" text:outline-level="4">CAN-Datagram Content Middle Frame</text:h>
      <text:p text:style-name="Standard">Note that there's no requirement that this contain 8 bytes. It cannot be empty, though.</text:p>
      <text:h text:style-name="Heading_20_4" text:outline-level="4">CAN Datagram Content Last Frame</text:h>
      <text:p text:style-name="Standard">Note that this frame can be zero length.</text:p>
      <text:h text:style-name="Heading_20_3" text:outline-level="3">Datagram Received OK</text:h>
      <text:p text:style-name="Standard">This is an addressed message. The destination address (full Node ID or alias) can be taken directly from the received Datagram Content message.</text:p>
      <text:h text:style-name="Heading_20_3" text:outline-level="3">Datagram Rejected</text:h>
      <text:h text:style-name="Heading_20_4" text:outline-level="4">Error Codes</text:h>
      <text:p text:style-name="Standard">(These aren't the same as the Standard)</text:p>
      <text:p text:style-name="Standard">“Permanent error” - This node does not process datagrams, will not accept a datagram from this source, or for some other reason will not ever be able to accept this datagram. The datagram should not be retransmitted. Optionally, the node can mark the reply with one or more of several conditions:</text:p>
      <text:p text:style-name="Standard">“Invalid Datagram” - something made the datagram improper, such as longer than the max permitted length. Proper datagrams might be acceptable.</text:p>
      <text:p text:style-name="Standard">“Source not permitted” - datagrams from this source will never be accepted</text:p>
      <text:p text:style-name="Standard">“Datagrams not accepted” - this node will not accept datagrams under any circumstance. A node can also reject the interaction instead of sending Datagram Rejected with this code.</text:p>
      <text:p text:style-name="Standard">“Buffer shortage, resend” - The node wasn't able to receive the datagram because of a shortage of buffers. The sending node should resend at its convenience.</text:p>
      <text:p text:style-name="Standard">“Datagram rejected, out of order” - Should not happen, but an internal inconsistency was found in the CAN frames making up a datagram. Sender can try again if desired.</text:p>
      <text:h text:style-name="Heading_20_2" text:outline-level="2">States (Normative)</text:h>
      <text:h text:style-name="Heading_20_2" text:outline-level="2">Interactions (Normative)</text:h>
      <text:h text:style-name="Heading_20_3" text:outline-level="3">Normal Transmission</text:h>
      <text:p text:style-name="Standard">In the base protocol a datagram is just a single message containing the Datagram MTI and the data byte(s). There is a convention for a data format indicator at the start of the data bytes, see below.</text:p>
      <text:p text:style-name="Standard"><text:soft-page-break/>Once the datagram has been successfully received, the receiving node replies to the original source node with a “Datagram Received OK” message. Note that the node is not required to examine or process the datagram before replying; execution errors that happen later must be signaled using another protocol.</text:p>
      <text:h text:style-name="Heading_20_4" text:outline-level="4">CAN Protocol</text:h>
      <text:p text:style-name="Standard">The sender breaks the datagram content into one or more frames. The source NodeID alias and destination NodeID alias are contained in the header as usual. Format indicators are used to mark the segmentation into frames. The data part of the CAN frame can carry from zero to eight data bytes.</text:p>
      <text:p text:style-name="Standard">If there are more than eight bytes to the datagram, the rest are send as consecutive frames. Because CAN transmission retains frame order between sender and receiver, no order information is added to the frames. The first/middle/last frame is marked <text:change text:change-id="ct244777840"/>in the CAN header.</text:p>
      <text:p text:style-name="Standard">There's nothing in the Standard <text:span text:style-name="T4">that</text:span> says that CAN frames <text:span text:style-name="T4">have</text:span> to be maximal size. <text:s/>A 9-byte datagram can be frames of 8 and 1, or 1 and 8. <text:s/>This is helpful for handling e.g. buffering and creation of dynamic content in the source node.</text:p>
      <text:p text:style-name="Standard">The receiving node receives the frames into a buffer. The frames from more than one datagram may arrive in interleaved order, in which case the receiving node can tell them apart using their source NodeID alias and store them in separate buffers. (Any given source node can only send a single datagram at a time to a single destination node) If sufficient buffers are not available, the receiving node rejects the datagram and it will be resent. That reject can be sent early, so that buffer space to accumulate the datagram or even state bits to remember there is a data need not be allocated. Once the “datagram complete” indicator is received for a datagram, the node replies to the original source node with a “Datagram Received OK” or “Datagram Rejected” message.</text:p>
      <text:p text:style-name="Standard">The state machine for assembling datagram frames needs to <text:change-start text:change-id="ct697373440"/>k<text:change-end text:change-id="ct697373440"/>now when e.g. the lower levels reset, so that it knows to abandon a partially received datagram. <text:s/><text:change-start text:change-id="ct697567104"/>It c<text:change-end text:change-id="ct697567104"/><text:change text:change-id="ct245209952"/>an also recover upon seeing the next start/only frame.</text:p>
      <text:p text:style-name="Standard">An interface or gateway onto a CAN link must do the datagram fragmentation and defragmentation locally. Buffer retries may be either done locally by the gateway, or by reflecting the response back to the original sender.</text:p>
      <text:h text:style-name="Heading_20_3" text:outline-level="3">Rejected Transmission</text:h>
      <text:p text:style-name="Standard">Instead of “Datagram Received OK”, the receiving node may return a “Datagram Rejected” message with an error code that represents the reason(s) and possible reaction(s).</text:p>
      <text:h text:style-name="Heading_20_4" text:outline-level="4">CAN Protocol</text:h>
      <text:p text:style-name="Standard">There's no requirement <text:change-start text:change-id="ct697547712"/>for<text:change-end text:change-id="ct697547712"/><text:change text:change-id="ct549410352"/> a specific response to out-of-spec transmission<text:change-start text:change-id="ct239633760"/>s<text:change-end text:change-id="ct239633760"/>. If a node receives out-of-spec datagram fragments, what it does is up to it. This is because it's neither necessary nor practical to specify a unique set of logic for dealing with the semi-infinite number of possible out-of-spec transmissions. Nodes can use the various error replies to indicate whatever they know, but they don't have to. </text:p>
      <text:p text:style-name="Standard"><text:soft-page-break/>So<text:change-start text:change-id="ct969217264"/>,<text:change-end text:change-id="ct969217264"/> a node that gets a middle-segment without a first-segment can react in various ways. It might send various replies (but it doesn't have to). It might ignore it. Etc. </text:p>
      <text:p text:style-name="Standard">There's an important thing to realize about that <text:change-start text:change-id="ct245184480"/>behaviour, <text:change-end text:change-id="ct245184480"/>though:</text:p>
      <text:p text:style-name="Standard">Getting another valid datagram sequence while receiving one (or more) that fills the local buffers is _not_ an out-of-spec condition, and the protocol defines exactly how the node is to react. There's no flexibility <text:change text:change-id="ct81562992"/><text:change-start text:change-id="ct81430288"/>in this case<text:change-end text:change-id="ct81430288"/>.</text:p>
      <text:p text:style-name="Standard"/>
      <text:p text:style-name="Standard"/>
      <text:h text:style-name="Heading_20_1" text:outline-level="1">Background Information</text:h>
      <text:h text:style-name="Heading_20_2" text:outline-level="2">Use Cases</text:h>
      <text:p text:style-name="Standard">Configuration: Simple one-value reads and writes of configuration data are one-to-one operations that need to exchange 4-8-16-32 bytes of data.</text:p>
      <text:p text:style-name="Standard">External-network control: If the OpenLCB net is attached to single external networks, e.g. a DCC or LocoNet system, one-to-one transmission can be used to exchange native commands. E.g. “Send the following LocoNet message” may need to be up to 18 bytes long with current LocoNet definitions. Communcation to LocoNet/DCC/etc can be one-to-one to insure communications; return messages can be many one-to-one to listeners, but there's also a need for one-to-many or broadcast which is not addressed here.</text:p>
      <text:p text:style-name="Standard">RFID tags carry 40 (vs 64, and need to plan for future growth) bits of payload. Adding in some status and location information, reporting a RFID tag requires a 8-16 byte payload, and that's likely to grow in the future.</text:p>
      <text:h text:style-name="Heading_20_2" text:outline-level="2">Discussion</text:h>
      <text:p text:style-name="Standard">Datagrams are a one-to-one connection between nodes. They have a source address and a single destination address, and only have to be delivered to that single destination. Delivery is guaranteed if the destination node is active, initialized and reachable, but it's not possible to guarantee in advance that a buffer is available in the destination to receive and assemble the datagram.</text:p>
      <text:p text:style-name="Standard">At the high end, what's the maximum size for a datagram, beyond which it makes sense to move to a stream? The stream startup overhead is small, so that streams can be used for even small amounts of data. The maximum datagram size must be short enough that nodes can afford to have a fixed receive-and-process buffer for datagrams allocated, unlike streams that can be too large to buffer as a whole. As a balance between these, and to optimize certain layouts on CAN links, a size of 72 bytes has been selected.</text:p>
      <text:p text:style-name="Standard">At the low end, datagrams should go all the way down to zero bytes, because they are distinct from Events.</text:p>
      <text:p text:style-name="Standard">The datagram protocol doesn't need error correction, because OpenLCB is based only on reliable links. CAN, TCP/IP, etc, handle their own error conditions. The datagram protocol needs flow control and synchronization, however, as a small node might not have resources to accumulate a large number of <text:soft-page-break/>datagrams that are arriving in an interleaved order. In order for the sending node to know it can free its buffer holding the transmitted message, there needs to be an “received OK, acknowledged” reply. In this case, “reliable transport” just refers to a lack of content and order errors, not that messages always end up effective at the remote destination.</text:p>
      <text:p text:style-name="Standard">On CAN links, the datagram protocol is constrained by the need the limited frame size. Datagrams must be broken into multiple frames for transfer. The protocol must allow for the possibility that datagrams to a particular node can be interleaved if several nodes are transmitting at the same time. Note that a node can control what it sends, so it is possible to ensure that only one datagram is being sent from a node at one time, just not that only one is being received.</text:p>
      <text:p text:style-name="Standard">We're relying on CAN not reordering frames, even in the presence of error recovery. That's needed in any case for streams, which are so large that complete internal buffering cannot be assumed.</text:p>
      <text:h text:style-name="Heading_20_2" text:outline-level="2">Examples</text:h>
      <text:h text:style-name="Heading_20_3" text:outline-level="3">Normal CAN case</text:h>
      <text:p text:style-name="P18"><text:change-start text:change-id="ct239315824"/><text:tab/><text:change-end text:change-id="ct239315824"/>Datagram First Frame →</text:p>
      <text:p text:style-name="P18"><text:change-start text:change-id="ct251957104"/><text:tab/><text:change-end text:change-id="ct251957104"/>Datagram Middle Frame →</text:p>
      <text:p text:style-name="P18"><text:change-start text:change-id="ct251750496"/><text:tab/><text:change-end text:change-id="ct251750496"/>Datagram Middle Frame →</text:p>
      <text:p text:style-name="P18"><text:change-start text:change-id="ct562489920"/><text:tab/><text:change-end text:change-id="ct562489920"/>Datagram Last Frame →</text:p>
      <text:p text:style-name="P20"><text:change-start text:change-id="ct698182848"/><text:tab/><text:change-end text:change-id="ct698182848"/>← Datagram Received OK<text:change-start text:change-id="ct244838784"/></text:p>
      <text:p text:style-name="P18"><text:change-end text:change-id="ct244838784"/></text:p>
      <text:h text:style-name="Heading_20_3" text:outline-level="3">Short CAN datagram case</text:h>
      <text:p text:style-name="P17"><text:change-start text:change-id="ct252233872"/><text:tab/><text:change-end text:change-id="ct252233872"/>Datagram Only Frame →</text:p>
      <text:p text:style-name="P1"><text:change-start text:change-id="ct78679824"/><text:tab/><text:change-end text:change-id="ct78679824"/>← Datagram Received OK</text:p>
      <text:p text:style-name="P17"/>
      <text:h text:style-name="Heading_20_3" text:outline-level="3">Rejected short CAN datagram case</text:h>
      <text:p text:style-name="Standard">Even a short datagram can be rejected with a “Temporarily unable to receive” if there's e.g. a shortage of buffers:</text:p>
      <text:p text:style-name="P17"><text:change-start text:change-id="ct244909984"/><text:tab/><text:change-end text:change-id="ct244909984"/>Datagram Only Frame →</text:p>
      <text:p text:style-name="P1"><text:change-start text:change-id="ct698324192"/><text:tab/><text:change-end text:change-id="ct698324192"/>← Datagram Rejected, Buffer shortage, Resend<text:change text:change-id="ct244349152"/></text:p>
      <text:h text:style-name="Heading_20_3" text:outline-level="3">Rejected interleaved CAN datagram case:</text:h>
      <text:p text:style-name="Standard">Accidental interleave, at a node that can't handle that:<text:change text:change-id="ct251946608"/></text:p>
      <text:p text:style-name="P17"><text:change-start text:change-id="ct462393248"/><text:tab/><text:change-end text:change-id="ct462393248"/>Datagram First Frame from A →</text:p>
      <text:p text:style-name="P17"><text:change-start text:change-id="ct697595344"/><text:tab/><text:change-end text:change-id="ct697595344"/>Datagram First Frame from B →</text:p>
      <text:p text:style-name="P17"><text:change-start text:change-id="ct81429776"/><text:tab/><text:change-end text:change-id="ct81429776"/>← Datagram Rejected, Buffer shortage, Resend to B</text:p>
      <text:p text:style-name="P17"><text:change-start text:change-id="ct245168016"/><text:tab/><text:change-end text:change-id="ct245168016"/>Datagram Middle Frame from A →</text:p>
      <text:p text:style-name="P17"><text:change-start text:change-id="ct78750496"/><text:tab/><text:change-end text:change-id="ct78750496"/>Datagram Last Frame from A-&gt;</text:p>
      <text:p text:style-name="P17"><text:change-start text:change-id="ct244898176"/><text:tab/><text:change-end text:change-id="ct244898176"/>← Datagram Received OK to A</text:p>
      <text:p text:style-name="P17"><text:change-start text:change-id="ct245081824"/><text:tab/><text:change-end text:change-id="ct245081824"/>Datagram First Frame from B →</text:p>
      <text:p text:style-name="P17"><text:change-start text:change-id="ct970690304"/><text:tab/><text:change-end text:change-id="ct970690304"/>Datagram Final Frame from B-&gt;</text:p>
      <text:p text:style-name="P17"><text:change-start text:change-id="ct698326880"/><text:soft-page-break/><text:tab/><text:change-end text:change-id="ct698326880"/>← Datagram Received OK to B</text:p>
      <text:h text:style-name="Heading_20_3" text:outline-level="3">Command/Reply Example</text:h>
      <text:p text:style-name="P17"><text:change-start text:change-id="ct244902080"/><text:tab/><text:change-end text:change-id="ct244902080"/>Command Datagram →</text:p>
      <text:p text:style-name="P17"><text:change-start text:change-id="ct697817744"/><text:tab/><text:change-end text:change-id="ct697817744"/>← Datagram Received OK</text:p>
      <text:p text:style-name="P17"><text:change-start text:change-id="ct462322464"/><text:tab/><text:change-end text:change-id="ct462322464"/>← Reply Datagram</text:p>
      <text:p text:style-name="Standard"><text:change-start text:change-id="ct457535280"/><text:tab/><text:change-end text:change-id="ct457535280"/>Datagram Received OK →</text:p>
      <text:h text:style-name="Heading_20_3" text:outline-level="3">Back and Forth Datagram Protocol</text:h>
      <text:p text:style-name="Standard">Small nodes may have only one datagram receive buffer and one datagram transmit buffer. In that case, sending multiple commands can result in poor performance if the replies go after the next request, e.g.:</text:p>
      <text:p text:style-name="P17"><text:change-start text:change-id="ct244794800"/><text:tab/><text:change-end text:change-id="ct244794800"/>Command Datagram →</text:p>
      <text:p text:style-name="P17"><text:change-start text:change-id="ct969823792"/><text:tab/><text:change-end text:change-id="ct969823792"/>← Datagram Received OK</text:p>
      <text:p text:style-name="P17"><text:change-start text:change-id="ct451946080"/><text:tab/><text:change-end text:change-id="ct451946080"/>← Reply Datagram</text:p>
      <text:p text:style-name="P17"><text:change-start text:change-id="ct244828400"/><text:tab/><text:change-end text:change-id="ct244828400"/>Command Datagram →</text:p>
      <text:p text:style-name="P17"><text:change-start text:change-id="ct978858720"/><text:tab/><text:change-end text:change-id="ct978858720"/>Datagram Received OK →</text:p>
      <text:p text:style-name="P17"><text:change-start text:change-id="ct239252448"/><text:tab/><text:change-end text:change-id="ct239252448"/>← Datagram Received OK</text:p>
      <text:p text:style-name="P17"><text:change-start text:change-id="ct562471552"/><text:tab/><text:change-end text:change-id="ct562471552"/>← Reply Datagram</text:p>
      <text:p text:style-name="Standard"><text:change-start text:change-id="ct969219392"/><text:tab/><text:change-end text:change-id="ct969219392"/>Datagram Received OK →</text:p>
      <text:p text:style-name="Standard">Note that the 2<text:span text:style-name="T5">nd</text:span> command was sent before the reply datagram was sent. This is valid, but nodes with only one buffer may not be able to handle that Read until the transmit buffer has been emptied by an acknowledgement. In that case, the sequence may become e.g.:</text:p>
      <text:p text:style-name="P17"><text:change-start text:change-id="ct452757712"/><text:tab/><text:change-end text:change-id="ct452757712"/>Command Datagram →</text:p>
      <text:p text:style-name="P17"><text:change-start text:change-id="ct562919808"/><text:tab/><text:change-end text:change-id="ct562919808"/>← Datagram Received OK</text:p>
      <text:p text:style-name="P17"><text:change-start text:change-id="ct245294176"/><text:tab/><text:change-end text:change-id="ct245294176"/>← Reply Datagram</text:p>
      <text:p text:style-name="P17"><text:change-start text:change-id="ct244794704"/><text:tab/><text:change-end text:change-id="ct244794704"/>Command Datagram →</text:p>
      <text:p text:style-name="P17"><text:change-start text:change-id="ct969889696"/><text:tab/><text:change-end text:change-id="ct969889696"/>← Datagram Rejected (reject, no buffer, please resend)</text:p>
      <text:p text:style-name="P17"><text:change-start text:change-id="ct698182752"/><text:tab/><text:change-end text:change-id="ct698182752"/>Datagram Received OK →</text:p>
      <text:p text:style-name="P17"><text:change-start text:change-id="ct240066240"/><text:tab/><text:change-end text:change-id="ct240066240"/>Command Datagram (retransmit) →</text:p>
      <text:p text:style-name="P17"><text:change-start text:change-id="ct697317712"/><text:tab/><text:change-end text:change-id="ct697317712"/>← Datagram Received OK</text:p>
      <text:p text:style-name="P17"><text:change-start text:change-id="ct245176080"/><text:tab/><text:change-end text:change-id="ct245176080"/>← Reply Datagram</text:p>
      <text:p text:style-name="Standard"><text:change-start text:change-id="ct457535376"/><text:tab/><text:change-end text:change-id="ct457535376"/>Datagram Received OK →<text:change text:change-id="ct245171680"/></text:p>
      <text:p text:style-name="Standard">which is significantly less efficient. Better to send the positive acknowledgement to the read reply datagram before sending the next read command.</text:p>
      <text:h text:style-name="Heading_20_2" text:outline-level="2">Datagram Content</text:h>
      <text:p text:style-name="Standard">There needs to be a method for identifying the content of a general datagram. OpenLCB is meant to be used with both very simple, low-end nodes, and high-end computers with multiple programs. In both those environments, it's inconvenient to have constraints like “the next datagram will carry ….” because there might be more than one thing going on, and it's hard to write code that knows about lots of global state information. It must be possible to interleave e.g. configuration datagrams (messages) with datagrams that are displaying messages. Therefore, most datagrams must carry information about which conversation they are part of. We call that “datagram content identification”.</text:p>
      <text:p text:style-name="Standard"><text:soft-page-break/>We also want those “datagram content IDs” to be small, unique, unambiguous, easily assigned, etc. To do that, there are two basic approaches:</text:p>
      <text:list xml:id="list4073940200903205463" text:style-name="L3">
        <text:list-item>
          <text:p text:style-name="P16">We define a small (one-byte) ID field with a central sequential method of assignment. It's called the “Datagram Protocol ID”. This is small, so doesn't use much space on CAN, but requires central recording of IDs.</text:p>
        </text:list-item>
        <text:list-item>
          <text:p text:style-name="P16">We considered using a 6 byte field assigned the same way that node unique identifiers are. The protocol designer(s) uses a unique ID they control to identify the new protocol they are defining. This takes significantly more space, particularly on CAN, but is simple to maintain and requires no central registration.</text:p>
        </text:list-item>
      </text:list>
      <text:p text:style-name="Standard">The plan is to use both. There will be a one-byte field, with certain values to escape to a two-byte field (reserved for future use), and to a six-byte fully-unique field. A separate spreadsheet is accumulating values. </text:p>
      <text:h text:style-name="Heading_20_2" text:outline-level="2">Numerology</text:h>
      <text:p text:style-name="Standard">This section discusses how big the maximum datagram payload can be. This is a decision that must balance buffer size versus utility of the protocol. Memory is scarce in a small node. Although it's possible to incrementally process parts of a datagram as they arrive, in general it will be necessary to have a buffer of the maximum possible size available when a datagram is arriving. (That same buffer can be used to send datagrams, if needed) At the same time, datagrams that are too small to contain a useful atomic message cause a lot of extra coding work.</text:p>
      <text:p text:style-name="Standard">If one byte is used for the datagram format field, the first CAN-link datagram contains 7 payload bytes (the following datagrams can contain 8). The datagram format field counts as part of the information that the datagram is transporting, though. We could make the maximum datagram size nine segments, (9*8) = 72-1 data bytes, to ensure that even with a little bit of higher protocol, say up to 6 bytes, 64 bytes of actual data can be delivered at a shot.</text:p>
      <text:p text:style-name="Standard">Alternately, because of the binary nature of addressing, a 64-byte buffer size might be more convenient that a 72-byte one, even at the cost of some lost possible capacity in the last frame.</text:p>
      <text:p text:style-name="Standard">For external protocols, e.g. support for LocoNet, XpressNet, DCC, etc, it's a great simplification if the datagrams can carry any basic message of the external protocol in a single datagram. Is 64 data bytes then enough? NMRA DCC is up to 5 bytes, including addressing, so it's clearly OK even in a 1st CAN frame. Others?</text:p>
      <text:p text:style-name="Standard">Our notional decision is nine segments, 72 bytes, but developers should code this as a constant to the extent possible.</text:p>
      <text:h text:style-name="Heading_20_2" text:outline-level="2">Future Extensions</text:h>
      <text:p text:style-name="Standard">In this version of the datagram protocol, there is no provision for multiple recipients of a single message. Transmission is strictly one-to-one. This isn't because of addressing (making them globally visible isn't hard), but rather the need for guaranteed buffering at the receiving node. In the future, we may want to provide one-to-many datagrams.</text:p>
      <text:p text:style-name="Standard">The recipient needs to have a buffer into which any datagram in flight can be received. On a tiny node, those might be a scarce resource. But, without any protocol support, e.g. if datagrams were "fire and <text:soft-page-break/>forget" like event notifications, you might need to have a very large number of those buffers. There's nothing in the protocol that prevents nodes A, B, C and D from firing off a datagram at node X at the same time, and having their CAN frames be interleaved when they arrive at X.(The stream protocol negotiates this in advance, but that requires time and resources only appropriate to large transfers) To properly receive them, X needs N=4 buffers to reassemble them in this case. But how big an N is really required? It's not possible to know, so instead we add protocol support: X can tell nodes sending it datagrams to repeat them. That way X can accept as many datagrams as it has buffers (at least one), while telling the others to "say that again, please, I wasn't paying attention the first time".</text:p>
      <text:p text:style-name="Standard">A sending node knows that it has to hang onto the datagram until it gets a "acknowledged" message, because if it gets a "say that again" it needs to still have the content to resend it. The "acknowledged" and "say that again" are not about data loss on a link, but about buffer management in tiny nodes. A one-to-many protocol could also do something like that, because the transmitter still knows how many "many" is. Global broadcast, like events, is hard because the transmitter's buffer management gets complicated unless it knows how many nodes are listening for it's reply.</text:p>
      <text:p text:style-name="Standard">Bosch is proposing a new standard called CAN-FD with increased bit-rate over the data portion allowing up to 64 bytes! <text:a xlink:type="simple" xlink:href="http://www.semiconductors.bosch.de/media/pdf/canliteratur/can_fd.pdf">http://www.semiconductors.bosch.de/media/pdf/canliteratur/can_fd.pdf</text:a></text:p>
      <text:p text:style-name="Standard">Decided not to reduce max data length to fit easily within this for ease of migration in the long-term. There are good reasons to retain the possibility of larger-than-64-byte datagrams, e.g. so you can have a header of N bytes on the front of 64 data bytes. All that's needed is to ensure the datagram spec can work with larger frames of any length.</text:p>
      <text:h text:style-name="Heading_20_2" text:outline-level="2">Implementation Notes</text:h>
      <text:p text:style-name="Standard">A resource-constrained node can get along with a single datagram buffer for both sending and receiving, but this may require that the node be able to abandon and recreate a datagram that it is trying to transmit. This can happen when e.g.<text:change-start text:change-id="ct452615392"/>:<text:change-end text:change-id="ct452615392"/></text:p>
      <text:list xml:id="list2829531313927387705" text:style-name="L2">
        <text:list-item>
          <text:p text:style-name="P15">Node A creates a datagram for node B in its buffer and starts to send it.</text:p>
        </text:list-item>
        <text:list-item>
          <text:p text:style-name="P15">Before starting to receive the datagram from A, node B creates a datagram for Node A in its buffer and starts to send it.</text:p>
        </text:list-item>
      </text:list>
      <text:p text:style-name="Standard">Both datagrams now need a place to put the incoming datagram, but only have one buffer in this example. They can both send “Datagram rejected; buffer shortage”, but then their peer will just repeat the attempt to send. At least one has to drop the content from its datagram buffer and receive the datagram to avoid deadly embrace. This can also happen in other contexts too, but only when sharing a buffer between transmit and reception. It's therefore easiest for an implementation to provide for two buffers if it's likely to send and receive datagrams asynchronously.</text:p>
      <text:p text:style-name="Standard">The datagram protocol allows all nodes to reject a datagram when it's been totally received. CAN and other wire protocols also allow an early rejection to help keep buffers clear. It's not required that CAN implementations use that, though.</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text:tab/>1</text:p>
          <text:p text:style-name="P12"><text:s/>2 Annotations to the Specification<text:tab/>1</text:p>
          <text:p text:style-name="P13"><text:s/>2.1 Introduction<text:tab/>1</text:p>
          <text:p text:style-name="P13"><text:soft-page-break/><text:s/>2.2 References and Context<text:tab/>1</text:p>
          <text:p text:style-name="P13"><text:s/>2.3  Message Formats<text:tab/>1</text:p>
          <text:p text:style-name="P11"><text:s/>2.3.1 Datagram Content<text:tab/>1</text:p>
          <text:p text:style-name="P10"><text:s/>2.3.1.1 CAN-Datagram Content Single Frame<text:tab/>2</text:p>
          <text:p text:style-name="P10"><text:s/>2.3.1.2 CAN-Datagram Content First Frame<text:tab/>2</text:p>
          <text:p text:style-name="P10"><text:s/>2.3.1.3 CAN-Datagram Content Middle Frame<text:tab/>2</text:p>
          <text:p text:style-name="P10"><text:s/>2.3.1.4 CAN Datagram Content Last Frame<text:tab/>2</text:p>
          <text:p text:style-name="P11"><text:s/>2.3.2 Datagram Received OK<text:tab/>2</text:p>
          <text:p text:style-name="P11"><text:s/>2.3.3 Datagram Rejected<text:tab/>2</text:p>
          <text:p text:style-name="P10"><text:s/>2.3.3.1 Error Codes<text:tab/>2</text:p>
          <text:p text:style-name="P13"><text:s/>2.4 States (Normative)<text:tab/>3</text:p>
          <text:p text:style-name="P13"><text:s/>2.5 Interactions (Normative)<text:tab/>3</text:p>
          <text:p text:style-name="P11"><text:s/>2.5.1 Normal Transmission<text:tab/>3</text:p>
          <text:p text:style-name="P10"><text:s/>2.5.1.1 CAN Protocol<text:tab/>3</text:p>
          <text:p text:style-name="P11"><text:s/>2.5.2 Rejected Transmission<text:tab/>3</text:p>
          <text:p text:style-name="P10"><text:s/>2.5.2.1 CAN Protocol<text:tab/>4</text:p>
          <text:p text:style-name="P12"><text:s/>3 Background Information<text:tab/>4</text:p>
          <text:p text:style-name="P13"><text:s/>3.1 Use Cases<text:tab/>4</text:p>
          <text:p text:style-name="P13"><text:s/>3.2 Discussion<text:tab/>4</text:p>
          <text:p text:style-name="P13"><text:s/>3.3 Examples<text:tab/>5</text:p>
          <text:p text:style-name="P11"><text:s/>3.3.1 Normal CAN case<text:tab/>5</text:p>
          <text:p text:style-name="P11"><text:s/>3.3.2 Short CAN datagram case<text:tab/>5</text:p>
          <text:p text:style-name="P11"><text:s/>3.3.3 Rejected short CAN datagram case<text:tab/>5</text:p>
          <text:p text:style-name="P11"><text:s/>3.3.4 Rejected interleaved CAN datagram case:<text:tab/>6</text:p>
          <text:p text:style-name="P11"><text:s/>3.3.5 Command/Reply Example<text:tab/>6</text:p>
          <text:p text:style-name="P11"><text:s/>3.3.6 Back and Forth Datagram Protocol<text:tab/>6</text:p>
          <text:p text:style-name="P13"><text:s/>3.4 Datagram Content<text:tab/>7</text:p>
          <text:p text:style-name="P13"><text:s/>3.5 Numerology<text:tab/>8</text:p>
          <text:p text:style-name="P13"><text:s/>3.6 Future Extensions<text:tab/>8</text:p>
          <text:p text:style-name="P13"><text:s/>3.7 Implementation Notes<text:tab/>9</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7.62cm" style:type="center"/>
          <style:tab-stop style:position="16.51cm" style:type="right"/>
        </style:tab-stops>
      </style:paragraph-properties>
    </style:style>
    <style:style style:name="MP9"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75" number:automatic-order="true">
      <number:month number:textual="true"/>
      <number:text> </number:text>
      <number:day/>
      <number:text>, </number:text>
      <number:year number:style="long"/>
    </number:date-style>
    <number:date-style style:name="N107">
      <number:month/>
      <number:text>-</number:text>
      <number:day/>
      <number:text>-</number:text>
      <number:year number:style="long"/>
    </number:date-style>
  </office:automatic-styles>
  <office:master-styles>
    <style:master-page style:name="Standard" style:page-layout-name="Mpm1">
      <style:header>
        <text:p text:style-name="MP1">OpenLCB-CAN Datagram Transport Technical Note<draw:custom-shape text:anchor-type="char" draw:z-index="8"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9</text:page-number></text:span></text:span><text:span text:style-name="Page_20_Number"><text:span text:style-name="MT2"> of </text:span></text:span><text:span text:style-name="Page_20_Number"><text:span text:style-name="MT2"><text:page-count style:num-format="1">9</text:page-count></text:span></text:span><text:span text:style-name="Page_20_Number"><text:span text:style-name="MT2"> - </text:span></text:span><text:span text:style-name="Page_20_Number"><text:span text:style-name="MT2"><text:date style:data-style-name="N107" text:date-value="2013-01-23T01:07:07.99">1/23/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16.627cm" svg:height="6.651cm" draw:transform="skewX (-6.73624118882306E-017) rotate (0.7853981633973) translate (0.0246944444444444cm 13.2368055555556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7.107cm" svg:height="2.517cm" draw:z-index="9"><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 Datagram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3T01:07:07.99">Jan 23,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9</text:page-count></text:span></text:span><text:span text:style-name="Page_20_Number"><text:span text:style-name="MT4"> - </text:span></text:span><text:span text:style-name="Page_20_Number"><text:span text:style-name="MT4"><text:date style:data-style-name="N107" text:date-value="2013-01-23T01:07:09">1/23/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70</meta:editing-cycles>
    <meta:editing-duration>PT12H12M42S</meta:editing-duration>
    <meta:generator>OpenOffice.org/3.4.1$Unix OpenOffice.org_project/341m1$Build-9593</meta:generator>
    <dc:date>2013-01-23T01:07:08</dc:date>
    <dc:creator>David Harris</dc:creator>
    <meta:document-statistic meta:table-count="1" meta:image-count="1" meta:object-count="0" meta:page-count="9" meta:paragraph-count="187" meta:word-count="3460" meta:character-count="20832"/>
    <meta:user-defined meta:name="Info 1"/>
    <meta:user-defined meta:name="Info 2"/>
    <meta:user-defined meta:name="Info 3"/>
    <meta:user-defined meta:name="Info 4"/>
  </office:meta>
</office:document-meta>
</file>